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4mm"/>
    </style:style>
    <style:style style:name="co2" style:family="table-column">
      <style:table-column-properties fo:break-before="auto" style:column-width="2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296-14601-1-ND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7]*[.G7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8]*[.G8]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P2981-33DBVR</text:p>
          </table:table-cell>
          <table:table-cell office:value-type="string" calcext:value-type="string">
            <text:p>296-17360-1-ND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T2N7002AKLMCT-ND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4]*[.G14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14])" office:value-type="float" office:value="27.25" calcext:value-type="float">
            <text:p>27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-00-00</text:date>, <text:time style:data-style-name="N2" text:time-value="14:00:00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7H31M30S</meta:editing-duration>
    <meta:editing-cycles>6</meta:editing-cycles>
    <meta:generator>LibreOffice/5.4.1.2$Windows_X86_64 LibreOffice_project/ea7cb86e6eeb2bf3a5af73a8f7777ac570321527</meta:generator>
    <dc:date>2018-11-17T14:38:18.178000000</dc:date>
    <meta:document-statistic meta:table-count="1" meta:cell-count="110" meta:object-count="0"/>
  </office:meta>
</office:document-meta>
</file>